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366193992981" calcext:value-type="float">
            <text:p>2.36366</text:p>
          </table:table-cell>
          <table:table-cell office:value-type="float" office:value="2.03292308824799" calcext:value-type="float">
            <text:p>2.03292</text:p>
          </table:table-cell>
          <table:table-cell office:value-type="float" office:value="2.70725437318713" calcext:value-type="float">
            <text:p>2.7072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688822449381" calcext:value-type="float">
            <text:p>2.35689</text:p>
          </table:table-cell>
          <table:table-cell office:value-type="float" office:value="2.00923303421399" calcext:value-type="float">
            <text:p>2.00923</text:p>
          </table:table-cell>
          <table:table-cell office:value-type="float" office:value="2.70226721988882" calcext:value-type="float">
            <text:p>2.7022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548329172689" calcext:value-type="float">
            <text:p>2.34548</text:p>
          </table:table-cell>
          <table:table-cell office:value-type="float" office:value="2.18602709999534" calcext:value-type="float">
            <text:p>2.18603</text:p>
          </table:table-cell>
          <table:table-cell office:value-type="float" office:value="2.96952611034114" calcext:value-type="float">
            <text:p>2.9695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4350605003551" calcext:value-type="float">
            <text:p>2.34351</text:p>
          </table:table-cell>
          <table:table-cell office:value-type="float" office:value="2.16832010727956" calcext:value-type="float">
            <text:p>2.16832</text:p>
          </table:table-cell>
          <table:table-cell office:value-type="float" office:value="2.89954185515561" calcext:value-type="float">
            <text:p>2.8995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51340660024" calcext:value-type="float">
            <text:p>2.33351</text:p>
          </table:table-cell>
          <table:table-cell office:value-type="float" office:value="2.18217438540426" calcext:value-type="float">
            <text:p>2.18217</text:p>
          </table:table-cell>
          <table:table-cell office:value-type="float" office:value="2.97290661648463" calcext:value-type="float">
            <text:p>2.9729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247597880366" calcext:value-type="float">
            <text:p>2.33248</text:p>
          </table:table-cell>
          <table:table-cell office:value-type="float" office:value="2.09998198763735" calcext:value-type="float">
            <text:p>2.09998</text:p>
          </table:table-cell>
          <table:table-cell office:value-type="float" office:value="2.83095129027332" calcext:value-type="float">
            <text:p>2.8309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056316203209" calcext:value-type="float">
            <text:p>2.33056</text:p>
          </table:table-cell>
          <table:table-cell office:value-type="float" office:value="2.1105731720421" calcext:value-type="float">
            <text:p>2.11057</text:p>
          </table:table-cell>
          <table:table-cell office:value-type="float" office:value="2.84776437454404" calcext:value-type="float">
            <text:p>2.8477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371035800386" calcext:value-type="float">
            <text:p>2.25371</text:p>
          </table:table-cell>
          <table:table-cell office:value-type="float" office:value="2.32691631126298" calcext:value-type="float">
            <text:p>2.32692</text:p>
          </table:table-cell>
          <table:table-cell office:value-type="float" office:value="3.25494679543161" calcext:value-type="float">
            <text:p>3.2549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468861549419" calcext:value-type="float">
            <text:p>2.24469</text:p>
          </table:table-cell>
          <table:table-cell office:value-type="float" office:value="2.3258800586734" calcext:value-type="float">
            <text:p>2.32588</text:p>
          </table:table-cell>
          <table:table-cell office:value-type="float" office:value="3.27359917246759" calcext:value-type="float">
            <text:p>3.273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320370221169" calcext:value-type="float">
            <text:p>2.3232</text:p>
          </table:table-cell>
          <table:table-cell office:value-type="float" office:value="2.10318592051383" calcext:value-type="float">
            <text:p>2.10319</text:p>
          </table:table-cell>
          <table:table-cell office:value-type="float" office:value="2.81432226712407" calcext:value-type="float">
            <text:p>2.8143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005372465478" calcext:value-type="float">
            <text:p>2.32005</text:p>
          </table:table-cell>
          <table:table-cell office:value-type="float" office:value="2.15858072419363" calcext:value-type="float">
            <text:p>2.15858</text:p>
          </table:table-cell>
          <table:table-cell office:value-type="float" office:value="2.91800921721565" calcext:value-type="float">
            <text:p>2.9180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1955234787673" calcext:value-type="float">
            <text:p>2.31955</text:p>
          </table:table-cell>
          <table:table-cell office:value-type="float" office:value="2.11122627281195" calcext:value-type="float">
            <text:p>2.11123</text:p>
          </table:table-cell>
          <table:table-cell office:value-type="float" office:value="2.83724386510222" calcext:value-type="float">
            <text:p>2.8372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88615457502" calcext:value-type="float">
            <text:p>2.21989</text:p>
          </table:table-cell>
          <table:table-cell office:value-type="float" office:value="2.30388214885013" calcext:value-type="float">
            <text:p>2.30388</text:p>
          </table:table-cell>
          <table:table-cell office:value-type="float" office:value="2.95896951875981" calcext:value-type="float">
            <text:p>2.95897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77693332255" calcext:value-type="float">
            <text:p>2.21978</text:p>
          </table:table-cell>
          <table:table-cell office:value-type="float" office:value="2.29993466583261" calcext:value-type="float">
            <text:p>2.29993</text:p>
          </table:table-cell>
          <table:table-cell office:value-type="float" office:value="2.95749239351992" calcext:value-type="float">
            <text:p>2.95749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117787707413" calcext:value-type="float">
            <text:p>2.14118</text:p>
          </table:table-cell>
          <table:table-cell office:value-type="float" office:value="2.2988287364021" calcext:value-type="float">
            <text:p>2.29883</text:p>
          </table:table-cell>
          <table:table-cell office:value-type="float" office:value="2.86098574711084" calcext:value-type="float">
            <text:p>2.8609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736815559822" calcext:value-type="float">
            <text:p>2.29737</text:p>
          </table:table-cell>
          <table:table-cell office:value-type="float" office:value="2.15682355617153" calcext:value-type="float">
            <text:p>2.15682</text:p>
          </table:table-cell>
          <table:table-cell office:value-type="float" office:value="2.959268630717" calcext:value-type="float">
            <text:p>2.9592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55744444586" calcext:value-type="float">
            <text:p>2.29656</text:p>
          </table:table-cell>
          <table:table-cell office:value-type="float" office:value="2.15730525851802" calcext:value-type="float">
            <text:p>2.15731</text:p>
          </table:table-cell>
          <table:table-cell office:value-type="float" office:value="2.91924404830021" calcext:value-type="float">
            <text:p>2.9192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869324492755" calcext:value-type="float">
            <text:p>2.15869</text:p>
          </table:table-cell>
          <table:table-cell office:value-type="float" office:value="2.29036826322766" calcext:value-type="float">
            <text:p>2.29037</text:p>
          </table:table-cell>
          <table:table-cell office:value-type="float" office:value="2.86228741489389" calcext:value-type="float">
            <text:p>2.8622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88531442338" calcext:value-type="float">
            <text:p>2.28885</text:p>
          </table:table-cell>
          <table:table-cell office:value-type="float" office:value="2.19783341420573" calcext:value-type="float">
            <text:p>2.19783</text:p>
          </table:table-cell>
          <table:table-cell office:value-type="float" office:value="2.9744552179724" calcext:value-type="float">
            <text:p>2.97446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690124508528" calcext:value-type="float">
            <text:p>2.2869</text:p>
          </table:table-cell>
          <table:table-cell office:value-type="float" office:value="2.11555719438334" calcext:value-type="float">
            <text:p>2.11556</text:p>
          </table:table-cell>
          <table:table-cell office:value-type="float" office:value="2.80287156534896" calcext:value-type="float">
            <text:p>2.802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29778913655" calcext:value-type="float">
            <text:p>2.2863</text:p>
          </table:table-cell>
          <table:table-cell office:value-type="float" office:value="2.11236102811013" calcext:value-type="float">
            <text:p>2.11236</text:p>
          </table:table-cell>
          <table:table-cell office:value-type="float" office:value="2.8233950012927" calcext:value-type="float">
            <text:p>2.823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34926760042" calcext:value-type="float">
            <text:p>2.21635</text:p>
          </table:table-cell>
          <table:table-cell office:value-type="float" office:value="2.28384455007923" calcext:value-type="float">
            <text:p>2.28384</text:p>
          </table:table-cell>
          <table:table-cell office:value-type="float" office:value="2.90138688762334" calcext:value-type="float">
            <text:p>2.9013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32957063849" calcext:value-type="float">
            <text:p>2.28133</text:p>
          </table:table-cell>
          <table:table-cell office:value-type="float" office:value="2.19328120610544" calcext:value-type="float">
            <text:p>2.19328</text:p>
          </table:table-cell>
          <table:table-cell office:value-type="float" office:value="2.96279392861095" calcext:value-type="float">
            <text:p>2.96279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12223612849" calcext:value-type="float">
            <text:p>2.24312</text:p>
          </table:table-cell>
          <table:table-cell office:value-type="float" office:value="2.27929270344993" calcext:value-type="float">
            <text:p>2.27929</text:p>
          </table:table-cell>
          <table:table-cell office:value-type="float" office:value="3.10749996818056" calcext:value-type="float">
            <text:p>3.107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92635583328" calcext:value-type="float">
            <text:p>2.26893</text:p>
          </table:table-cell>
          <table:table-cell office:value-type="float" office:value="2.17660934987268" calcext:value-type="float">
            <text:p>2.17661</text:p>
          </table:table-cell>
          <table:table-cell office:value-type="float" office:value="2.71290899687132" calcext:value-type="float">
            <text:p>2.712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904287138584" calcext:value-type="float">
            <text:p>2.23904</text:p>
          </table:table-cell>
          <table:table-cell office:value-type="float" office:value="2.2682942944217" calcext:value-type="float">
            <text:p>2.26829</text:p>
          </table:table-cell>
          <table:table-cell office:value-type="float" office:value="3.12886396130757" calcext:value-type="float">
            <text:p>3.1288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527684746328" calcext:value-type="float">
            <text:p>2.26528</text:p>
          </table:table-cell>
          <table:table-cell office:value-type="float" office:value="2.22761714190429" calcext:value-type="float">
            <text:p>2.22762</text:p>
          </table:table-cell>
          <table:table-cell office:value-type="float" office:value="2.92806030133711" calcext:value-type="float">
            <text:p>2.9280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296405264779" calcext:value-type="float">
            <text:p>2.26296</text:p>
          </table:table-cell>
          <table:table-cell office:value-type="float" office:value="2.24111942977138" calcext:value-type="float">
            <text:p>2.24112</text:p>
          </table:table-cell>
          <table:table-cell office:value-type="float" office:value="2.92572082651495" calcext:value-type="float">
            <text:p>2.9257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754649320324" calcext:value-type="float">
            <text:p>2.23755</text:p>
          </table:table-cell>
          <table:table-cell office:value-type="float" office:value="2.25116600161986" calcext:value-type="float">
            <text:p>2.25117</text:p>
          </table:table-cell>
          <table:table-cell office:value-type="float" office:value="2.89693677037439" calcext:value-type="float">
            <text:p>2.8969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850247820692" calcext:value-type="float">
            <text:p>2.1685</text:p>
          </table:table-cell>
          <table:table-cell office:value-type="float" office:value="2.24760675815445" calcext:value-type="float">
            <text:p>2.24761</text:p>
          </table:table-cell>
          <table:table-cell office:value-type="float" office:value="2.80598912503661" calcext:value-type="float">
            <text:p>2.8059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23482645277" calcext:value-type="float">
            <text:p>2.24123</text:p>
          </table:table-cell>
          <table:table-cell office:value-type="float" office:value="2.17420068791458" calcext:value-type="float">
            <text:p>2.1742</text:p>
          </table:table-cell>
          <table:table-cell office:value-type="float" office:value="2.72908725549215" calcext:value-type="float">
            <text:p>2.7290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73878747283" calcext:value-type="float">
            <text:p>2.24074</text:p>
          </table:table-cell>
          <table:table-cell office:value-type="float" office:value="2.19303470944512" calcext:value-type="float">
            <text:p>2.19303</text:p>
          </table:table-cell>
          <table:table-cell office:value-type="float" office:value="3.04192740438016" calcext:value-type="float">
            <text:p>3.0419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670937163497" calcext:value-type="float">
            <text:p>2.23671</text:p>
          </table:table-cell>
          <table:table-cell office:value-type="float" office:value="2.31622330939481" calcext:value-type="float">
            <text:p>2.31622</text:p>
          </table:table-cell>
          <table:table-cell office:value-type="float" office:value="3.15718740726295" calcext:value-type="float">
            <text:p>3.1571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30259480022" calcext:value-type="float">
            <text:p>2.2353</text:p>
          </table:table-cell>
          <table:table-cell office:value-type="float" office:value="2.18501657608465" calcext:value-type="float">
            <text:p>2.18502</text:p>
          </table:table-cell>
          <table:table-cell office:value-type="float" office:value="3.0500592669216" calcext:value-type="float">
            <text:p>3.0500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38272808721" calcext:value-type="float">
            <text:p>2.23438</text:p>
          </table:table-cell>
          <table:table-cell office:value-type="float" office:value="2.08989864988992" calcext:value-type="float">
            <text:p>2.0899</text:p>
          </table:table-cell>
          <table:table-cell office:value-type="float" office:value="2.52280920121077" calcext:value-type="float">
            <text:p>2.5228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01127396673" calcext:value-type="float">
            <text:p>2.14011</text:p>
          </table:table-cell>
          <table:table-cell office:value-type="float" office:value="2.23043291862454" calcext:value-type="float">
            <text:p>2.23043</text:p>
          </table:table-cell>
          <table:table-cell office:value-type="float" office:value="2.80839774690454" calcext:value-type="float">
            <text:p>2.808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972517332112" calcext:value-type="float">
            <text:p>2.22973</text:p>
          </table:table-cell>
          <table:table-cell office:value-type="float" office:value="2.32187291385806" calcext:value-type="float">
            <text:p>2.32187</text:p>
          </table:table-cell>
          <table:table-cell office:value-type="float" office:value="3.15920875692083" calcext:value-type="float">
            <text:p>3.1592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2429039378" calcext:value-type="float">
            <text:p>2.22852</text:p>
          </table:table-cell>
          <table:table-cell office:value-type="float" office:value="2.32155594746526" calcext:value-type="float">
            <text:p>2.32156</text:p>
          </table:table-cell>
          <table:table-cell office:value-type="float" office:value="3.18766841047642" calcext:value-type="float">
            <text:p>3.187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64877636558" calcext:value-type="float">
            <text:p>2.22665</text:p>
          </table:table-cell>
          <table:table-cell office:value-type="float" office:value="2.0835160235485" calcext:value-type="float">
            <text:p>2.08352</text:p>
          </table:table-cell>
          <table:table-cell office:value-type="float" office:value="2.51772971231378" calcext:value-type="float">
            <text:p>2.517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73100218863" calcext:value-type="float">
            <text:p>2.29973</text:p>
          </table:table-cell>
          <table:table-cell office:value-type="float" office:value="2.22565950130922" calcext:value-type="float">
            <text:p>2.22566</text:p>
          </table:table-cell>
          <table:table-cell office:value-type="float" office:value="3.08070104002307" calcext:value-type="float">
            <text:p>3.080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20827362834" calcext:value-type="float">
            <text:p>2.22208</text:p>
          </table:table-cell>
          <table:table-cell office:value-type="float" office:value="2.31152324749946" calcext:value-type="float">
            <text:p>2.31152</text:p>
          </table:table-cell>
          <table:table-cell office:value-type="float" office:value="3.22407203601801" calcext:value-type="float">
            <text:p>3.2240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02223824979" calcext:value-type="float">
            <text:p>2.22102</text:p>
          </table:table-cell>
          <table:table-cell office:value-type="float" office:value="2.2803844070625" calcext:value-type="float">
            <text:p>2.28038</text:p>
          </table:table-cell>
          <table:table-cell office:value-type="float" office:value="2.96555813410831" calcext:value-type="float">
            <text:p>2.9655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78599662007" calcext:value-type="float">
            <text:p>2.21879</text:p>
          </table:table-cell>
          <table:table-cell office:value-type="float" office:value="2.25565074987803" calcext:value-type="float">
            <text:p>2.25565</text:p>
          </table:table-cell>
          <table:table-cell office:value-type="float" office:value="2.95819265607433" calcext:value-type="float">
            <text:p>2.9581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09086181509" calcext:value-type="float">
            <text:p>2.21709</text:p>
          </table:table-cell>
          <table:table-cell office:value-type="float" office:value="2.32471029299961" calcext:value-type="float">
            <text:p>2.32471</text:p>
          </table:table-cell>
          <table:table-cell office:value-type="float" office:value="3.18765145284507" calcext:value-type="float">
            <text:p>3.1876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97913732942" calcext:value-type="float">
            <text:p>2.28298</text:p>
          </table:table-cell>
          <table:table-cell office:value-type="float" office:value="2.20811766568829" calcext:value-type="float">
            <text:p>2.20812</text:p>
          </table:table-cell>
          <table:table-cell office:value-type="float" office:value="3.10071868478648" calcext:value-type="float">
            <text:p>3.1007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716472382535" calcext:value-type="float">
            <text:p>2.20716</text:p>
          </table:table-cell>
          <table:table-cell office:value-type="float" office:value="2.33675445849924" calcext:value-type="float">
            <text:p>2.33675</text:p>
          </table:table-cell>
          <table:table-cell office:value-type="float" office:value="3.0630399918583" calcext:value-type="float">
            <text:p>3.0630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15478558071" calcext:value-type="float">
            <text:p>2.20615</text:p>
          </table:table-cell>
          <table:table-cell office:value-type="float" office:value="2.33455897007501" calcext:value-type="float">
            <text:p>2.33456</text:p>
          </table:table-cell>
          <table:table-cell office:value-type="float" office:value="3.06443832874656" calcext:value-type="float">
            <text:p>3.0644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40278613883" calcext:value-type="float">
            <text:p>2.2054</text:p>
          </table:table-cell>
          <table:table-cell office:value-type="float" office:value="2.32036173453959" calcext:value-type="float">
            <text:p>2.32036</text:p>
          </table:table-cell>
          <table:table-cell office:value-type="float" office:value="3.20688242426298" calcext:value-type="float">
            <text:p>3.2068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77706008423" calcext:value-type="float">
            <text:p>2.19378</text:p>
          </table:table-cell>
          <table:table-cell office:value-type="float" office:value="2.33832328138532" calcext:value-type="float">
            <text:p>2.33832</text:p>
          </table:table-cell>
          <table:table-cell office:value-type="float" office:value="3.25270843134512" calcext:value-type="float">
            <text:p>3.2527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65350235864" calcext:value-type="float">
            <text:p>2.18654</text:p>
          </table:table-cell>
          <table:table-cell office:value-type="float" office:value="2.33941259326131" calcext:value-type="float">
            <text:p>2.33941</text:p>
          </table:table-cell>
          <table:table-cell office:value-type="float" office:value="3.23951292907973" calcext:value-type="float">
            <text:p>3.2395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49458344992" calcext:value-type="float">
            <text:p>2.28549</text:p>
          </table:table-cell>
          <table:table-cell office:value-type="float" office:value="2.17203542449191" calcext:value-type="float">
            <text:p>2.17204</text:p>
          </table:table-cell>
          <table:table-cell office:value-type="float" office:value="2.87938579459221" calcext:value-type="float">
            <text:p>2.8793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72392410895" calcext:value-type="float">
            <text:p>2.29372</text:p>
          </table:table-cell>
          <table:table-cell office:value-type="float" office:value="2.16871045692338" calcext:value-type="float">
            <text:p>2.16871</text:p>
          </table:table-cell>
          <table:table-cell office:value-type="float" office:value="2.89348708252431" calcext:value-type="float">
            <text:p>2.8934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1097052358198" calcext:value-type="float">
            <text:p>2.31097</text:p>
          </table:table-cell>
          <table:table-cell office:value-type="float" office:value="2.16554470123264" calcext:value-type="float">
            <text:p>2.16554</text:p>
          </table:table-cell>
          <table:table-cell office:value-type="float" office:value="2.9221663002979" calcext:value-type="float">
            <text:p>2.9221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828185781497" calcext:value-type="float">
            <text:p>2.31828</text:p>
          </table:table-cell>
          <table:table-cell office:value-type="float" office:value="2.15896101213968" calcext:value-type="float">
            <text:p>2.15896</text:p>
          </table:table-cell>
          <table:table-cell office:value-type="float" office:value="2.91323052375173" calcext:value-type="float">
            <text:p>2.9132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841300992594" calcext:value-type="float">
            <text:p>2.15841</text:p>
          </table:table-cell>
          <table:table-cell office:value-type="float" office:value="2.41776404287555" calcext:value-type="float">
            <text:p>2.41776</text:p>
          </table:table-cell>
          <table:table-cell office:value-type="float" office:value="3.27632572957818" calcext:value-type="float">
            <text:p>3.27633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45388329581" calcext:value-type="float">
            <text:p>2.15454</text:p>
          </table:table-cell>
          <table:table-cell office:value-type="float" office:value="2.41558894411169" calcext:value-type="float">
            <text:p>2.41559</text:p>
          </table:table-cell>
          <table:table-cell office:value-type="float" office:value="3.29175379125781" calcext:value-type="float">
            <text:p>3.29175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525333288113" calcext:value-type="float">
            <text:p>2.14525</text:p>
          </table:table-cell>
          <table:table-cell office:value-type="float" office:value="2.55327352942008" calcext:value-type="float">
            <text:p>2.55327</text:p>
          </table:table-cell>
          <table:table-cell office:value-type="float" office:value="3.56298318650851" calcext:value-type="float">
            <text:p>3.5629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229790036261" calcext:value-type="float">
            <text:p>2.1423</text:p>
          </table:table-cell>
          <table:table-cell office:value-type="float" office:value="2.55028344680815" calcext:value-type="float">
            <text:p>2.55028</text:p>
          </table:table-cell>
          <table:table-cell office:value-type="float" office:value="3.54476322907216" calcext:value-type="float">
            <text:p>3.5447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8577368054289" calcext:value-type="float">
            <text:p>2.08577</text:p>
          </table:table-cell>
          <table:table-cell office:value-type="float" office:value="2.48634916865615" calcext:value-type="float">
            <text:p>2.48635</text:p>
          </table:table-cell>
          <table:table-cell office:value-type="float" office:value="3.12694792280651" calcext:value-type="float">
            <text:p>3.1269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8184576285321" calcext:value-type="float">
            <text:p>2.08185</text:p>
          </table:table-cell>
          <table:table-cell office:value-type="float" office:value="2.49309736539693" calcext:value-type="float">
            <text:p>2.4931</text:p>
          </table:table-cell>
          <table:table-cell office:value-type="float" office:value="3.13618671630842" calcext:value-type="float">
            <text:p>3.1361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5" calcext:value-type="float">
            <text:p>5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0" calcext:value-type="float">
            <text:p>0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0" calcext:value-type="float">
            <text:p>0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09:58:58.584293296</dc:date>
    <meta:document-statistic meta:table-count="1" meta:cell-count="4638" meta:object-count="0"/>
    <meta:generator>LibreOffice/4.2.8.2$Linux_X86_64 LibreOffice_project/420m0$Build-2</meta:generator>
  </office:meta>
</office:document-meta>
</file>